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der_0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spider_0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100-cc0-sfx</text:p>
          </table:table-cell>
        </table:table-row>
        <table:table-row table:style-name="ro1">
          <table:table-cell/>
          <table:table-cell office:value-type="string" calcext:value-type="string">
            <text:p>gho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ghost_2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unt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grunt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ell_sound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2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3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yell_sound_4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1_01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st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dieing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beast_growl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children_spirit_sounds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call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demon_grow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pixie_die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spirit_shou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yucky_beast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ability_lear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level_up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transitio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item_pickup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confirm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err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/>
          <table:table-cell office:value-type="string" calcext:value-type="string">
            <text:p>menu_mov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th</text:p>
          </table:table-cell>
          <table:table-cell office:value-type="string" calcext:value-type="string">
            <text:p>https://opengameart.org/content/7-assorted-sound-effects-menu-level-up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3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00/00/00</text:date>, <text:time style:data-style-name="N2" text:time-value="16:22:22.50379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2-01-09T16:24:15.225678882</dc:date>
    <meta:editing-duration>P1DT2H31M52S</meta:editing-duration>
    <meta:editing-cycles>53</meta:editing-cycles>
    <meta:document-statistic meta:table-count="1" meta:cell-count="1435" meta:object-count="0"/>
  </office:meta>
</office:document-meta>
</file>